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OpenSymbol" svg:font-family="OpenSymbol"/>
    <style:font-face style:name="Courier New" svg:font-family="'Courier New'" style:font-family-generic="modern"/>
    <style:font-face style:name="Arial Black" svg:font-family="'Arial Black'" style:font-family-generic="roman"/>
    <style:font-face style:name="GOPOPA+TimesNewRoman" svg:font-family="GOPOPA+TimesNewRoman" style:font-family-generic="roman"/>
    <style:font-face style:name="GOPPGC+Arial,Bold" svg:font-family="'GOPPGC+Arial,Bold'" style:font-family-generic="swiss"/>
    <style:font-face style:name="Arial2" svg:font-family="Arial"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code">
      <style:text-properties fo:language="en" fo:country="US" style:language-asian="zxx" style:country-asian="none"/>
    </style:style>
    <style:style style:name="P3" style:family="paragraph" style:parent-style-name="code">
      <style:text-properties fo:font-weight="bold" style:font-weight-asian="bold" style:font-weight-complex="bold"/>
    </style:style>
    <style:style style:name="P4" style:family="paragraph" style:parent-style-name="paragraph">
      <style:paragraph-properties fo:break-before="page"/>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margin-left="2.014cm" fo:margin-right="0cm" fo:text-indent="0cm" style:auto-text-indent="false"/>
      <style:text-properties style:font-name="Times New Roman" fo:font-size="12pt" style:font-name-asian="GOPOPA+TimesNewRoman" style:font-size-asian="12pt" style:font-name-complex="GOPOPA+TimesNewRoman" style:font-size-complex="12pt"/>
    </style:style>
    <style:style style:name="P6" style:family="paragraph" style:parent-style-name="Standard">
      <style:paragraph-properties fo:margin-left="2.014cm" fo:margin-right="0cm" fo:text-align="start" style:justify-single-word="false" fo:text-indent="0cm" style:auto-text-indent="false" style:text-autospace="none"/>
      <style:text-properties style:font-name="Times New Roman" fo:font-size="12pt" style:font-name-asian="GOPOPA+TimesNewRoman" style:font-size-asian="12pt" style:font-name-complex="GOPOPA+TimesNewRoman" style:font-size-complex="12pt"/>
    </style:style>
    <style:style style:name="P7" style:family="paragraph" style:parent-style-name="Standard">
      <style:paragraph-properties fo:margin-left="1.692cm" fo:margin-right="0cm" fo:text-align="start" style:justify-single-word="false" fo:text-indent="0.769cm" style:auto-text-indent="false" style:text-autospace="none"/>
      <style:text-properties style:font-name="Times New Roman" fo:font-size="12pt" style:font-name-asian="GOPOPA+TimesNewRoman" style:font-size-asian="12pt" style:font-name-complex="GOPOPA+TimesNewRoman" style:font-size-complex="12pt"/>
    </style:style>
    <style:style style:name="P8" style:family="paragraph" style:parent-style-name="paragraph">
      <style:text-properties fo:font-style="italic" style:text-underline-style="solid" style:text-underline-width="auto" style:text-underline-color="font-color" style:font-style-asian="italic" style:font-style-complex="italic"/>
    </style:style>
    <style:style style:name="P9" style:family="paragraph" style:parent-style-name="paragraph">
      <style:text-properties fo:font-style="normal" style:text-underline-style="none" style:font-style-asian="normal" style:font-style-complex="normal"/>
    </style:style>
    <style:style style:name="P10" style:family="paragraph" style:parent-style-name="paragraph">
      <style:text-properties style:text-underline-style="none" fo:font-weight="normal" style:font-weight-asian="normal" style:font-weight-complex="normal"/>
    </style:style>
    <style:style style:name="P11" style:family="paragraph" style:parent-style-name="paragraph">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P12" style:family="paragraph" style:parent-style-name="paragraph">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13" style:family="paragraph" style:parent-style-name="paragraph">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P14" style:family="paragraph" style:parent-style-name="paragraph">
      <style:text-properties style:font-name="Times New Roman" fo:font-size="12pt" fo:font-style="italic" style:text-underline-style="solid" style:text-underline-width="auto" style:text-underline-color="font-color" fo:font-weight="normal" style:font-name-asian="GOPOPA+TimesNewRoman" style:font-size-asian="12pt" style:font-style-asian="italic" style:font-weight-asian="normal" style:font-name-complex="GOPOPA+TimesNewRoman" style:font-size-complex="12pt" style:font-style-complex="italic" style:font-weight-complex="normal"/>
    </style:style>
    <style:style style:name="P15" style:family="paragraph" style:parent-style-name="paragraph">
      <style:paragraph-properties fo:margin-left="2.014cm" fo:margin-right="0cm" fo:text-indent="0.016cm" style:auto-text-indent="false">
        <style:tab-stops/>
      </style:paragraph-properties>
    </style:style>
    <style:style style:name="P16" style:family="paragraph" style:parent-style-name="Standard">
      <style:paragraph-properties fo:margin-left="2.004cm" fo:margin-right="0cm" fo:text-align="start" style:justify-single-word="false" fo:text-indent="0cm"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7" style:family="paragraph" style:parent-style-name="Standard">
      <style:paragraph-properties fo:margin-left="2.004cm" fo:margin-right="0cm" fo:text-indent="0cm"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8" style:family="paragraph" style:parent-style-name="Standard">
      <style:paragraph-properties fo:margin-left="2.004cm" fo:margin-right="0cm" fo:text-indent="0cm" style:auto-text-indent="false" style:text-autospace="none"/>
      <style:text-properties style:font-name="Times New Roman" fo:font-size="12pt" fo:font-weight="bold" style:font-size-asian="12pt" style:font-weight-asian="bold" style:font-size-complex="12pt" style:font-weight-complex="bold"/>
    </style:style>
    <style:style style:name="P19" style:family="paragraph" style:parent-style-name="Standard">
      <style:paragraph-properties fo:margin-left="2.004cm" fo:margin-right="0cm" fo:text-indent="0cm" style:auto-text-indent="false" style:text-autospace="non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0" style:family="paragraph" style:parent-style-name="paragraph">
      <style:paragraph-properties fo:margin-left="2.004cm" fo:margin-right="0cm" fo:margin-top="0cm" fo:margin-bottom="0cm" fo:text-indent="0cm" style:auto-text-indent="false"/>
      <style:text-properties style:font-name="Times New Roman" fo:font-size="12pt" fo:font-weight="bold" style:font-size-asian="12pt" style:font-weight-asian="bold" style:font-size-complex="12pt" style:font-weight-complex="bold"/>
    </style:style>
    <style:style style:name="P21" style:family="paragraph" style:parent-style-name="paragraph">
      <style:paragraph-properties fo:margin-left="2.004cm" fo:margin-right="0cm" fo:margin-top="0cm" fo:margin-bottom="0cm" fo:text-indent="0cm" style:auto-text-indent="fals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2" style:family="paragraph" style:parent-style-name="paragraph">
      <style:paragraph-properties fo:margin-top="0cm" fo:margin-bottom="0cm"/>
    </style:style>
    <style:style style:name="P23" style:family="paragraph" style:parent-style-name="paragraph">
      <style:paragraph-properties fo:margin-top="0cm" fo:margin-bottom="0cm"/>
      <style:text-properties fo:font-weight="bold" style:font-weight-asian="bold" style:font-weight-complex="bold"/>
    </style:style>
    <style:style style:name="P24" style:family="paragraph" style:parent-style-name="paragraph">
      <style:paragraph-properties fo:margin-top="0cm" fo:margin-bottom="0cm"/>
      <style:text-properties fo:language="en" fo:country="US" fo:font-weight="bold" style:language-asian="zxx" style:country-asian="none" style:font-weight-asian="bold" style:font-weight-complex="bold"/>
    </style:style>
    <style:style style:name="P25" style:family="paragraph" style:parent-style-name="paragraph">
      <style:paragraph-properties fo:margin-top="0cm" fo:margin-bottom="0cm"/>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6" style:family="paragraph" style:parent-style-name="paragraph">
      <style:paragraph-properties fo:margin-top="0cm" fo:margin-bottom="0cm"/>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7" style:family="paragraph" style:parent-style-name="paragraph">
      <style:paragraph-properties fo:margin-top="0cm" fo:margin-bottom="0cm" fo:break-before="pag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8" style:family="paragraph" style:parent-style-name="paragraph">
      <style:paragraph-properties fo:margin-left="3.752cm" fo:margin-right="0cm" fo:text-indent="-0.635cm" style:auto-text-indent="fals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9" style:family="paragraph" style:parent-style-name="paragraph">
      <style:paragraph-properties fo:margin-left="3.752cm" fo:margin-right="0cm" fo:text-indent="-0.635cm" style:auto-text-indent="false"/>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P30" style:family="paragraph" style:parent-style-name="paragraph">
      <style:paragraph-properties fo:margin-left="3.808cm" fo:margin-right="0cm" fo:text-indent="0cm" style:auto-text-indent="false">
        <style:tab-stops/>
      </style:paragraph-properties>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1" style:family="paragraph" style:parent-style-name="Standard" style:list-style-name="L10">
      <style:paragraph-properties fo:margin-left="1.27cm" fo:margin-right="0cm" fo:text-align="start" style:justify-single-word="false" fo:text-indent="0.769cm" style:auto-text-indent="false" style:text-autospace="none"/>
      <style:text-properties style:font-name="Times New Roman" fo:font-size="12pt" style:font-name-asian="GOPOPA+TimesNewRoman" style:font-size-asian="12pt" style:font-name-complex="GOPOPA+TimesNewRoman" style:font-size-complex="12pt"/>
    </style:style>
    <style:style style:name="P32" style:family="paragraph" style:parent-style-name="Standard" style:list-style-name="L10">
      <style:paragraph-properties fo:margin-left="1.27cm" fo:margin-right="0cm" fo:text-align="start" style:justify-single-word="false" fo:text-indent="0.769cm" style:auto-text-indent="false" style:text-autospace="none"/>
      <style:text-properties style:font-name="Times New Roman" fo:font-size="12pt" style:font-size-asian="12pt" style:font-size-complex="12pt"/>
    </style:style>
    <style:style style:name="P33" style:family="paragraph" style:parent-style-name="paragraph" style:list-style-name="L1"/>
    <style:style style:name="P34" style:family="paragraph" style:parent-style-name="paragraph" style:list-style-name="L2"/>
    <style:style style:name="P35" style:family="paragraph" style:parent-style-name="paragraph" style:list-style-name="L3">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6" style:family="paragraph" style:parent-style-name="paragraph" style:list-style-name="L5">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7" style:family="paragraph" style:parent-style-name="paragraph" style:list-style-name="L6">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8" style:family="paragraph" style:parent-style-name="paragraph" style:list-style-name="L8">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9" style:family="paragraph" style:parent-style-name="paragraph">
      <style:text-properties style:font-name="Times New Roman" fo:font-size="12pt" fo:font-style="italic" style:text-underline-style="solid" style:text-underline-width="auto" style:text-underline-color="font-color" fo:font-weight="normal" style:font-name-asian="GOPOPA+TimesNewRoman" style:font-size-asian="12pt" style:font-style-asian="italic" style:font-weight-asian="normal" style:font-name-complex="GOPOPA+TimesNewRoman" style:font-size-complex="12pt" style:font-style-complex="italic" style:font-weight-complex="normal"/>
    </style:style>
    <style:style style:name="P40" style:family="paragraph" style:parent-style-name="paragraph">
      <style:text-properties style:font-name="Times New Roman" fo:font-size="12pt" style:text-underline-style="solid" style:text-underline-width="auto" style:text-underline-color="font-color" fo:font-weight="normal" style:font-name-asian="GOPOPA+TimesNewRoman" style:font-size-asian="12pt" style:font-weight-asian="normal" style:font-name-complex="GOPOPA+TimesNewRoman" style:font-size-complex="12pt" style:font-weight-complex="normal"/>
    </style:style>
    <style:style style:name="P41" style:family="paragraph" style:parent-style-name="paragraph" style:list-style-name="L3">
      <style:text-properties style:text-underline-style="none" fo:font-weight="normal" style:font-weight-asian="normal" style:font-weight-complex="normal"/>
    </style:style>
    <style:style style:name="P42" style:family="paragraph" style:parent-style-name="paragraph" style:list-style-name="L4"/>
    <style:style style:name="P43" style:family="paragraph" style:parent-style-name="paragraph" style:list-style-name="L7"/>
    <style:style style:name="P44" style:family="paragraph" style:parent-style-name="paragraph" style:list-style-name="L1">
      <style:paragraph-properties fo:margin-left="1.759cm" fo:margin-right="0cm" fo:text-indent="0cm" style:auto-text-indent="false"/>
    </style:style>
    <style:style style:name="P45" style:family="paragraph" style:parent-style-name="paragraph" style:list-style-name="L1">
      <style:paragraph-properties fo:margin-left="1.759cm" fo:margin-right="0cm" fo:text-indent="0cm" style:auto-text-indent="false"/>
      <style:text-properties style:font-name="Times New Roman" fo:font-size="12pt" style:font-name-asian="GOPOPA+TimesNewRoman" style:font-size-asian="12pt" style:font-name-complex="GOPOPA+TimesNewRoman" style:font-size-complex="12pt"/>
    </style:style>
    <style:style style:name="P46" style:family="paragraph" style:parent-style-name="paragraph" style:list-style-name="L6">
      <style:paragraph-properties fo:margin-left="3.752cm" fo:margin-right="0cm" fo:text-indent="-0.635cm" style:auto-text-indent="false"/>
      <style:text-properties style:text-underline-style="solid" style:text-underline-width="auto" style:text-underline-color="font-color" fo:font-weight="bold" style:font-weight-asian="bold" style:font-weight-complex="bold"/>
    </style:style>
    <style:style style:name="P47" style:family="paragraph" style:parent-style-name="paragraph" style:list-style-name="L6">
      <style:paragraph-properties fo:margin-left="3.27cm" fo:margin-right="0cm" fo:text-indent="-0.635cm" style:auto-text-indent="false">
        <style:tab-stops/>
      </style:paragraph-properties>
      <style:text-properties style:text-underline-style="solid" style:text-underline-width="auto" style:text-underline-color="font-color" fo:font-weight="bold" style:font-weight-asian="bold" style:font-weight-complex="bold"/>
    </style:style>
    <style:style style:name="P48" style:family="paragraph" style:parent-style-name="paragraph" style:list-style-name="L6">
      <style:paragraph-properties fo:margin-left="3.27cm" fo:margin-right="0cm" fo:text-indent="-0.635cm" style:auto-text-indent="false">
        <style:tab-stops/>
      </style:paragraph-properties>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49" style:family="paragraph" style:parent-style-name="paragraph" style:list-style-name="L8">
      <style:paragraph-properties fo:margin-left="5.002cm" fo:margin-right="0cm" fo:text-indent="-0.635cm" style:auto-text-indent="fals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50" style:family="paragraph" style:parent-style-name="paragraph" style:list-style-name="L8">
      <style:paragraph-properties fo:margin-left="5.002cm" fo:margin-right="0cm" fo:text-indent="-0.635cm" style:auto-text-indent="false"/>
      <style:text-properties style:text-underline-style="none" fo:font-weight="normal" style:font-weight-asian="normal" style:font-weight-complex="normal"/>
    </style:style>
    <style:style style:name="P51" style:family="paragraph" style:parent-style-name="paragraph" style:list-style-name="L9">
      <style:paragraph-properties fo:margin-top="0cm" fo:margin-bottom="0cm"/>
    </style:style>
    <style:style style:name="P52" style:family="paragraph" style:parent-style-name="code">
      <style:text-properties fo:font-weight="bold" style:font-weight-asian="bold" style:font-weight-complex="bold"/>
    </style:style>
    <style:style style:name="P53" style:family="paragraph" style:parent-style-name="Heading_20_2">
      <style:paragraph-properties fo:break-before="page"/>
    </style:style>
    <style:style style:name="P54" style:family="paragraph">
      <style:paragraph-properties fo:margin-left="0cm" fo:margin-right="0cm" fo:text-indent="0cm" style:writing-mode="lr-tb">
        <style:tab-stops/>
      </style:paragraph-properties>
    </style:style>
    <style:style style:name="P55"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6" style:family="paragraph">
      <style:paragraph-properties fo:text-align="center"/>
    </style:style>
    <style:style style:name="P57" style:family="paragraph">
      <style:text-properties fo:font-size="10pt" style:font-size-asian="10pt" style:font-size-complex="10pt"/>
    </style:style>
    <style:style style:name="T1" style:family="text">
      <style:text-properties fo:font-weight="bold" style:font-name-asian="GOPPGC+Arial,Bold" style:font-weight-asian="bold" style:font-name-complex="GOPPGC+Arial,Bold" style:font-weight-complex="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style:font-name="Times New Roman" fo:font-size="12pt" style:font-size-asian="10.5pt" style:font-size-complex="12pt"/>
    </style:style>
    <style:style style:name="T5" style:family="text">
      <style:text-properties style:font-name="Times New Roman" fo:font-size="12pt" fo:font-weight="normal" style:font-size-asian="10.5pt" style:font-weight-asian="normal" style:font-size-complex="12pt" style:font-weight-complex="normal"/>
    </style:style>
    <style:style style:name="T6" style:family="text">
      <style:text-properties style:font-name="Times New Roman" fo:font-size="12pt" fo:font-weight="normal" style:font-name-asian="GOPOPA+TimesNewRoman" style:font-size-asian="12pt" style:font-weight-asian="normal" style:font-name-complex="GOPOPA+TimesNewRoman" style:font-size-complex="12pt" style:font-weight-complex="normal"/>
    </style:style>
    <style:style style:name="T7" style:family="text">
      <style:text-properties style:font-name="Times New Roman" fo:font-size="12pt" fo:font-weight="bold" style:font-size-asian="10.5pt" style:font-weight-asian="bold" style:font-size-complex="12pt" style:font-weight-complex="bold"/>
    </style:style>
    <style:style style:name="T8" style:family="text">
      <style:text-properties style:font-name="Times New Roman" fo:font-size="12pt" fo:font-weight="bold" style:font-name-asian="GOPOPA+TimesNewRoman" style:font-size-asian="12pt" style:font-weight-asian="bold" style:font-name-complex="GOPOPA+TimesNewRoman" style:font-size-complex="12pt" style:font-weight-complex="bold"/>
    </style:style>
    <style:style style:name="T9" style:family="text">
      <style:text-properties style:font-name="Times New Roman" fo:font-size="12pt" style:font-name-asian="GOPOPA+TimesNewRoman" style:font-size-asian="12pt" style:font-name-complex="GOPOPA+TimesNewRoman" style:font-size-complex="12pt"/>
    </style:style>
    <style:style style:name="T10" style:family="text">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T11" style:family="text">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T12" style:family="text">
      <style:text-properties style:font-name="Times New Roman" fo:font-size="12pt" style:text-underline-style="none" fo:font-weight="normal" fo:background-color="#ffff00" style:font-name-asian="GOPOPA+TimesNewRoman" style:font-size-asian="12pt" style:font-weight-asian="normal" style:font-name-complex="GOPOPA+TimesNewRoman" style:font-size-complex="12pt" style:font-weight-complex="normal"/>
    </style:style>
    <style:style style:name="T13" style:family="text">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T14" style:family="text">
      <style:text-properties style:font-name="Times New Roman" fo:font-size="12pt" style:text-underline-style="none" style:font-name-asian="GOPOPA+TimesNewRoman" style:font-size-asian="12pt" style:font-name-complex="GOPOPA+TimesNewRoman" style:font-size-complex="12pt"/>
    </style:style>
    <style:style style:name="T15" style:family="text">
      <style:text-properties style:font-name="Times New Roman" fo:font-size="12pt" style:text-underline-style="none" fo:background-color="transparent" style:font-name-asian="GOPOPA+TimesNewRoman" style:font-size-asian="12pt" style:font-name-complex="GOPOPA+TimesNewRoman" style:font-size-complex="12pt"/>
    </style:style>
    <style:style style:name="T16" style:family="text">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T17" style:family="text">
      <style:text-properties style:font-name="Times New Roman" fo:font-size="12pt" fo:background-color="transparent" style:font-name-asian="GOPOPA+TimesNewRoman" style:font-size-asian="12pt" style:font-name-complex="GOPOPA+TimesNewRoman" style:font-size-complex="12pt"/>
    </style:style>
    <style:style style:name="T18" style:family="text">
      <style:text-properties style:font-size-complex="12pt" style:font-weight-complex="bold"/>
    </style:style>
    <style:style style:name="T19" style:family="text">
      <style:text-properties style:font-size-complex="12pt" style:font-weight-complex="normal"/>
    </style:style>
    <style:style style:name="T20" style:family="text">
      <style:text-properties style:font-name-asian="GOPOPA+TimesNewRoman" style:font-name-complex="GOPOPA+TimesNewRoman"/>
    </style:style>
    <style:style style:name="T21" style:family="text">
      <style:text-properties style:font-name-asian="GOPPGC+Arial,Bold" style:font-name-complex="GOPPGC+Arial,Bold"/>
    </style:style>
    <style:style style:name="T22" style:family="text">
      <style:text-properties fo:background-color="transparent"/>
    </style:style>
    <style:style style:name="T23" style:family="text">
      <style:text-properties style:text-underline-style="none"/>
    </style:style>
    <style:style style:name="T24" style:family="text">
      <style:text-properties style:text-underline-style="none" style:font-name-asian="GOPOPA+TimesNewRoman" style:font-name-complex="GOPOPA+TimesNewRoman"/>
    </style:style>
    <style:style style:name="T25" style:family="text">
      <style:text-properties style:text-underline-style="none" style:font-name-asian="GOPPGC+Arial,Bold" style:font-name-complex="GOPPGC+Arial,Bold"/>
    </style:style>
    <style:style style:name="T26" style:family="text">
      <style:text-properties fo:font-style="italic"/>
    </style:style>
    <style:style style:name="T27" style:family="text">
      <style:text-properties style:font-style-asian="italic"/>
    </style:style>
    <style:style style:name="T28" style:family="text">
      <style:text-properties style:font-style-complex="italic"/>
    </style:style>
    <style:style style:name="T29" style:family="text">
      <style:text-properties fo:language="nl" fo:country="NL"/>
    </style:style>
    <style:style style:name="T30" style:family="text">
      <style:text-properties style:font-name="Arial Black"/>
    </style:style>
    <style:style style:name="T31"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start-width="0.3cm" draw:marker-start-center="false" draw:marker-end-width="0.3cm" draw:marker-end-center="false" draw:stroke-linejoin="miter" draw:fill="solid" draw:fill-color="#ffffff"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background" style:vertical-pos="from-top" style:vertical-rel="paragraph-content" style:horizontal-pos="from-left" style:horizontal-rel="paragraph-content"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style:run-through="foreground"/>
    </style:style>
    <style:style style:name="gr6" style:family="graphic">
      <style:graphic-properties svg:stroke-width="0.152cm" draw:marker-start-width="0.584cm" draw:marker-end-width="0.584cm" draw:textarea-horizontal-align="justify" draw:textarea-vertical-align="middle" draw:auto-grow-height="false" fo:padding-top="0.076cm" fo:padding-bottom="0.076cm" fo:padding-left="0.076cm" fo:padding-right="0.076cm" style:run-through="foreground"/>
    </style:style>
    <style:style style:name="gr7" style:family="graphic">
      <style:graphic-properties draw:fill-color="#000000"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fill-color="#000000" draw:textarea-horizontal-align="center" draw:textarea-vertical-align="middle" style:run-through="foreground"/>
    </style:style>
    <style:style style:name="gr10" style:family="graphic">
      <style:graphic-properties draw:stroke="none" svg:stroke-color="#000000" draw:fill="none" draw:fill-color="#ffffff" fo:min-height="0.487cm" style:run-through="foreground"/>
    </style:style>
    <style:style style:name="gr11" style:family="graphic">
      <style:graphic-properties draw:stroke="none" svg:stroke-color="#000000" draw:fill="none" draw:fill-color="#ffffff" fo:min-height="0.397cm" style:run-through="foreground"/>
    </style:style>
    <style:style style:name="gr12" style:family="graphic">
      <style:graphic-properties draw:stroke="none" svg:stroke-color="#000000" draw:fill="none" draw:fill-color="#ffffff" fo:min-height="0.34cm" style:run-through="foreground"/>
    </style:style>
    <style:style style:name="gr13" style:family="graphic">
      <style:graphic-properties draw:stroke="none" svg:stroke-color="#000000" draw:fill="none" draw:fill-color="#ffffff" fo:min-height="0.44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h text:style-name="Heading_20_1" text:outline-level="1">AMI for CCM</text:h>
      <text:h text:style-name="Heading_20_2" text:outline-level="2"><draw:custom-shape text:anchor-type="paragraph" draw:z-index="0" draw:style-name="gr1" draw:text-style-name="P55" svg:width="14.431cm" svg:height="17.312cm" svg:x="0.476cm" svg:y="-0.422cm"><text:p text:style-name="P54"><text:span text:style-name="T30">DRAFT</text:span></text:p><draw:enhanced-geometry svg:viewBox="0 0 21600 21600" draw:mirror-horizontal="false" draw:mirror-vertical="false" draw:text-areas="0 0 21600 21600" draw:text-path="true" draw:text-path-mode="shape" draw:text-path-scale="path" draw:text-path-same-letter-heights="false" draw:type="fontwork-slant-up" draw:modifiers="15400" draw:enhanced-path="M 0 ?f0 L 21600 0 N M 0 21600 L 21600 ?f1 N"><draw:equation draw:name="f0" draw:formula="$0 "/><draw:equation draw:name="f1" draw:formula="21600-$0 "/><draw:handle draw:handle-position="left $0" draw:handle-range-y-minimum="0" draw:handle-range-y-maximum="15400"/></draw:enhanced-geometry></draw:custom-shape></text:h>
      <text:h text:style-name="P53" text:outline-level="2">Asynch Interface and Operation Usage Mapping</text:h>
      <text:p text:style-name="paragraph">CORBA already provides a suitable technique on the middleware layer called AMI (see <text:span text:style-name="T22">xxxx</text:span>.pdf). There are two different mechanisms for deferred synchronous calls. For each, the signature of operation is modified. In case of the "poller" mechanism, a caller obtains a poller object instead of a result. This object can be queried later to get the actual result. </text:p>
      <text:p text:style-name="paragraph">The alternative mechanism is to retrieve results via callbacks. The request is sent using an asynchronous call, to a remote object, once the request is processed, the result is sent back to a callback (a so called reply handler). This example studies the second variant that uses a Callback; the sender receives callback calls in a so called reply handler. <text:s/></text:p>
      <text:p text:style-name="paragraph">To use AMI in CCM, an AMI component should be created. This component provides the asynchronous interfaces for the clients. The design of this component and the signature of the used interfaces and operations are all described in implied-IDL. </text:p>
      <text:p text:style-name="paragraph"><text:span text:style-name="T9">Each designed interface is mapped to implied-IDL interfaces and operations. An interface is prefixed by “</text:span><text:span text:style-name="T8">AMI_</text:span><text:span text:style-name="T9">”. If this implied-IDL interface name conflicts with existing interface in the same module, </text:span><text:span text:style-name="T17">xxxx</text:span><text:span text:style-name="T9">. Each operation in an interface is prefixed with “</text:span><text:span text:style-name="T8">sendc_</text:span><text:span text:style-name="T6">”. If this implied-IDL operation name conflicts with existing operations on the interface or any of the interface’s base interfaces, “ami_” strings are inserted between “sendc_” and the original operation name until the implied-IDL operation name is unique. </text:span></text:p>
      <text:p text:style-name="P1"/>
      <text:h text:style-name="Heading_20_3" text:outline-level="3"><text:tab/><text:tab/>Running Example</text:h>
      <text:p text:style-name="paragraph">A running example is used throughout this section to clarify the generation of the new typed asynchronous invocation stubs, the new reply handling interfaces for receiving callback responses The example features a simple stock portfolio manager interface. Most importantly, the interface includes operations that cover all cases of operation signature:</text:p>
      <text:list xml:id="list38324635" text:style-name="L1">
        <text:list-item>
          <text:p text:style-name="P33">attributes</text:p>
        </text:list-item>
        <text:list-item>
          <text:p text:style-name="P33">in arguments</text:p>
        </text:list-item>
        <text:list-item>
          <text:p text:style-name="P33">inout arguments</text:p>
        </text:list-item>
        <text:list-item>
          <text:p text:style-name="P33">out arguments</text:p>
        </text:list-item>
        <text:list-item>
          <text:p text:style-name="P33">return values</text:p>
        </text:list-item>
        <text:list-item>
          <text:p text:style-name="P33">user exceptions</text:p>
          <text:p text:style-name="P44">Operations declared oneway are not mapped to asynchronous invocation stubs because <text:span text:style-name="T9">they are already asynchronous in nature.</text:span></text:p>
          <text:p text:style-name="P45"><text:soft-page-break/></text:p>
        </text:list-item>
      </text:list>
      <text:p text:style-name="P22">// Original IDL</text:p>
      <text:p text:style-name="P24">exception InternalError { string sym; };</text:p>
      <text:p text:style-name="P24">interface StockManager {</text:p>
      <text:p text:style-name="P24"><text:tab/>attribute string stock_exchange_name;</text:p>
      <text:p text:style-name="P24"/>
      <text:p text:style-name="P24"><text:tab/>boolean <text:tab/>add_stock(in string symbol, in double quote);</text:p>
      <text:p text:style-name="P24"><text:tab/>void <text:tab/><text:tab/>edit_stock(in string symbol, in double new_quote)</text:p>
      <text:p text:style-name="P24"><text:tab/><text:tab/>raises(InvalidStock);</text:p>
      <text:p text:style-name="P24"><text:tab/>void <text:tab/><text:tab/>remove_stock(in string symbol, out double quote)</text:p>
      <text:p text:style-name="P24"><text:tab/><text:tab/>raises(InvalidStock);</text:p>
      <text:p text:style-name="P24"><text:tab/>boolean <text:tab/>find_closest_symbol(inout string symbol);</text:p>
      <text:p text:style-name="P24"><text:tab/>double <text:tab/>get_quote(in string symbol) raises(InvalidStock);</text:p>
      <text:p text:style-name="P24">};</text:p>
      <text:p text:style-name="P11">Implied-IDL for asynchronous interfaces</text:p>
      <text:p text:style-name="P12">For each designed interface a new asynchronous interface in implied-IDL is created. The signature of this interface is as follows:</text:p>
      <text:list xml:id="list38336398" text:style-name="L2">
        <text:list-item>
          <text:p text:style-name="P34"><text:span text:style-name="T10">AMI_&lt;ifaceName&gt;</text:span><text:span text:style-name="T11"> where if </text:span><text:span text:style-name="T10">ifaceName</text:span><text:span text:style-name="T11"> is the name of the interface.</text:span></text:p>
        </text:list-item>
      </text:list>
      <text:p text:style-name="P12">The operations and attributes within this interface are described in the following sections.</text:p>
      <text:p text:style-name="P11">Implied-IDL for callback interfaces</text:p>
      <text:p text:style-name="P12">For each designed interface a new callback interface in implied-IDL is created. The signature of this interface is as follows:</text:p>
      <text:list xml:id="list38368371" text:continue-numbering="true" text:style-name="L2">
        <text:list-item>
          <text:p text:style-name="P34"><text:span text:style-name="T10">AMI_&lt;ifaceName&gt;_callback</text:span><text:span text:style-name="T11"> where if </text:span><text:span text:style-name="T10">ifaceName</text:span><text:span text:style-name="T11"> is the name of the interface.</text:span></text:p>
        </text:list-item>
      </text:list>
      <text:p text:style-name="paragraph"><text:span text:style-name="T11">The operations and attributes within this interface are described in the section </text:span><text:span text:style-name="T13">xxx</text:span><text:span text:style-name="T11">.</text:span></text:p>
      <text:p text:style-name="P10"><text:span text:style-name="T9"><text:s/></text:span><text:span text:style-name="T16">Implied-IDL for operations</text:span></text:p>
      <text:p text:style-name="P12">The signature of the implied-IDL for a given IDL operation is exactly the same as the AMI for CORBA:</text:p>
      <text:list xml:id="list38316529" text:style-name="L3">
        <text:list-item>
          <text:p text:style-name="P35">void return type, followed by;</text:p>
        </text:list-item>
        <text:list-item>
          <text:p text:style-name="P41"><text:span text:style-name="T8">sendc_&lt;opName&gt;</text:span><text:span text:style-name="T9"> where </text:span><text:span text:style-name="T8">opName</text:span><text:span text:style-name="T9"> is the name of the operation.</text:span></text:p>
        </text:list-item>
      </text:list>
      <text:p text:style-name="P12">The asynchronous callback version takes the following arguments in order:</text:p>
      <text:list xml:id="list38329742" text:style-name="L4">
        <text:list-item>
          <text:p text:style-name="P42"><text:span text:style-name="T11">An object reference to a type-specific </text:span><text:span text:style-name="T10">ReplyHandler</text:span><text:span text:style-name="T11"> as described in Section </text:span><text:span text:style-name="T13">xxx</text:span><text:span text:style-name="T11">, “Type-Specific ReplyHandler Mapping,” with the parameter name </text:span><text:span text:style-name="T10">ami_handler</text:span><text:span text:style-name="T11">. If a nil </text:span><text:span text:style-name="T10">ReplyHandler</text:span><text:span text:style-name="T11"> reference is specified when this operation is invoked, no response will be returned for this invocation. A system exception may be raised by the ORB during evaluation of the request, but once </text:span><text:span text:style-name="T10">sendc</text:span><text:span text:style-name="T11"> returns, no further results of the operation will be made available. This is equivalent to setting </text:span><text:span text:style-name="T11">the </text:span><text:span text:style-name="T10">CORBA::INV_NO_RESPONSE</text:span><text:span text:style-name="T11"> flag when making a DII </text:span><text:soft-page-break/><text:span text:style-name="T11">deferred request.</text:span></text:p>
        </text:list-item>
      </text:list>
      <text:list xml:id="list38315034" text:style-name="L5">
        <text:list-item>
          <text:p text:style-name="P36">Each of the in and inout arguments in the order that they appeared in the operation's declaration in IDL, all with a parameter attribute of in and with the type specifier and parameter name of the original argument.</text:p>
        </text:list-item>
        <text:list-item>
          <text:p text:style-name="P36">out arguments are ignored (i.e., are not part of the async signature).</text:p>
        </text:list-item>
      </text:list>
      <text:p text:style-name="P12">The implied-IDL operation signature has a context expression identical to the one from the original operation (if any is present).</text:p>
      <text:p text:style-name="P11">Implied-IDL for attributes</text:p>
      <text:p text:style-name="P12">In AMI for CCM, the same rules apply as in AMI for CORBA:</text:p>
      <text:p text:style-name="P12">The signature of the implied-IDL for the callback model getter and setter operations corresponding to an interface’s attribute is as follows.</text:p>
      <text:list xml:id="list38315839" text:style-name="L6">
        <text:list-item>
          <text:p text:style-name="P37">Setter operations are only generated for attributes that are not defined readonly</text:p>
        </text:list-item>
        <text:list-item>
          <text:p text:style-name="P37">void return type, followed by the operation name, which to distinguish between the getter and setter operations for the attribute is given by either:</text:p>
        </text:list-item>
        <text:list-item>
          <text:p text:style-name="P46"><text:span text:style-name="T14">sendc_get_&lt;attributeName&gt;</text:span><text:span text:style-name="T11"> for reading the attribute value, where attributeName is the name of the attribute, or</text:span></text:p>
        </text:list-item>
        <text:list-item>
          <text:p text:style-name="P46"><text:span text:style-name="T14">sendc_set_&lt;attributeName&gt;</text:span><text:span text:style-name="T11"> for setting the attribute value, where attributeName is the name of the attribute that is not defined readonly. The callback implied-IDL operations take the following arguments in order:</text:span></text:p>
        </text:list-item>
        <text:list-item>
          <text:p text:style-name="P47"><text:span text:style-name="T11">An object reference of a type-specific </text:span><text:span text:style-name="T14">ReplyHandler</text:span><text:span text:style-name="T11"> as described in Section</text:span><text:span text:style-name="T13"> xxx</text:span><text:span text:style-name="T12"> </text:span><text:span text:style-name="T11">“Type-Specific ReplyHandler Mapping,” with the parameter name </text:span><text:span text:style-name="T14">ami_handler</text:span><text:span text:style-name="T11">.</text:span></text:p>
        </text:list-item>
        <text:list-item>
          <text:p text:style-name="P48">The additional arguments for asynchronous implied-IDL operations for attributes are as follows:</text:p>
        </text:list-item>
        <text:list-item>
          <text:p text:style-name="P46"><text:span text:style-name="T11">For the attribute’s generated </text:span><text:span text:style-name="T14">get</text:span><text:span text:style-name="T11"> operation, there are no additional arguments.</text:span></text:p>
        </text:list-item>
        <text:list-item>
          <text:p text:style-name="P46"><text:span text:style-name="T11">For the attribute’s generated </text:span><text:span text:style-name="T14">set</text:span><text:span text:style-name="T11"> operation, there is one additional argument, in </text:span><text:span text:style-name="T14">&lt;attrType&gt; attr_&lt;attributeName&gt;</text:span><text:span text:style-name="T11">, where </text:span><text:span text:style-name="T14">attrType</text:span><text:span text:style-name="T11"> is the type of the attribute, and </text:span><text:span text:style-name="T14">attributeName</text:span><text:span text:style-name="T11"> is the name of that attribute. The </text:span><text:span text:style-name="T14">set</text:span><text:span text:style-name="T11"> operation is only generated for attributes that are not defined </text:span><text:span text:style-name="T14">readonly</text:span><text:span text:style-name="T11">.</text:span></text:p>
        </text:list-item>
      </text:list>
      <text:p text:style-name="P28"/>
      <text:p text:style-name="P11">Exception Handling</text:p>
      <text:p text:style-name="P29"/>
      <text:p text:style-name="P11">Type specific ReplyHandler mapping</text:p>
      <text:p text:style-name="P13"><text:soft-page-break/></text:p>
      <text:p text:style-name="P14">Example</text:p>
      <text:p text:style-name="P25">// AMI implied-IDL including callback operations</text:p>
      <text:p text:style-name="P23"><text:span text:style-name="T14">// for original example IDL defined in Sect</text:span><text:span text:style-name="T15">ion xxx</text:span></text:p>
      <text:p text:style-name="P25"/>
      <text:p text:style-name="P25">exception InvalidStock { string sym; };</text:p>
      <text:p text:style-name="P25"/>
      <text:p text:style-name="P25">local interface AMI_StockManagerHandler;</text:p>
      <text:p text:style-name="P25">interface StockManager {</text:p>
      <text:p text:style-name="P25"><text:tab/>// Original operation Declarations</text:p>
      <text:p text:style-name="P25"><text:tab/>attribute string stock_exchange_name;</text:p>
      <text:p text:style-name="P25"><text:tab/>boolean <text:tab/>add_stock(in string symbol, in double quote);</text:p>
      <text:p text:style-name="P25"><text:tab/>void <text:tab/><text:tab/>edit_stock(in string symbol, in double new_quote)</text:p>
      <text:p text:style-name="P25"><text:tab/><text:tab/>raises(InvalidStock);</text:p>
      <text:p text:style-name="P25"><text:tab/>void <text:tab/><text:tab/>remove_stock(in string symbol, out double quote)</text:p>
      <text:p text:style-name="P25"><text:tab/><text:tab/>raises(InvalidStock);</text:p>
      <text:p text:style-name="P25"><text:tab/>boolean <text:tab/>find_closest_symbol(inout string symbol);</text:p>
      <text:p text:style-name="P25"><text:tab/>double <text:tab/>get_quote(in string symbol) raises(InvalidStock);</text:p>
      <text:p text:style-name="P25">};</text:p>
      <text:p text:style-name="P25"/>
      <text:p text:style-name="P25">// Async operation Declarations</text:p>
      <text:p text:style-name="P25">local interface AMI_StockManager {</text:p>
      <text:p text:style-name="P25"><text:tab/>void <text:tab/>sendc_get_stock_exchange_name(</text:p>
      <text:p text:style-name="P25"><text:tab/><text:tab/>in AMI_StockManagerHandler ami_handler);</text:p>
      <text:p text:style-name="P25"><text:tab/>void <text:tab/>sendc_set_stock_exchange_name(</text:p>
      <text:p text:style-name="P25"><text:tab/><text:tab/>in AMI_StockManagerHandler ami_handler,</text:p>
      <text:p text:style-name="P25"><text:tab/><text:tab/>in string attr_stock_exchange_name);</text:p>
      <text:p text:style-name="P25"><text:tab/>void <text:tab/>sendc_add_stock(</text:p>
      <text:p text:style-name="P25"><text:tab/><text:tab/>in AMI_StockManagerHandler ami_handler, in string symbol,</text:p>
      <text:p text:style-name="P25"><text:tab/><text:tab/>in double quote);</text:p>
      <text:p text:style-name="P25"><text:tab/>void <text:tab/>sendc_edit_stock(</text:p>
      <text:p text:style-name="P25"><text:tab/><text:tab/>in AMI_StockManagerHandler ami_handler,</text:p>
      <text:p text:style-name="P25"><text:tab/><text:tab/>in string symbol, in double new_quote);</text:p>
      <text:p text:style-name="P25"><text:tab/>void <text:tab/>sendc_remove_stock(</text:p>
      <text:p text:style-name="P25"><text:tab/><text:tab/>in AMI_StockManagerHandler ami_handler,</text:p>
      <text:p text:style-name="P25"><text:tab/><text:tab/>in string symbol);</text:p>
      <text:p text:style-name="P25"><text:tab/>void <text:tab/>sendc_find_closest_symbol(</text:p>
      <text:p text:style-name="P25"><text:tab/><text:tab/>in AMI_StockManagerHandler ami_handler,</text:p>
      <text:p text:style-name="P25"><text:tab/><text:tab/>in string symbol);</text:p>
      <text:p text:style-name="P25"><text:tab/>void <text:tab/>sendc_get_quote(</text:p>
      <text:p text:style-name="P25"><text:tab/><text:tab/>in AMI_StockManagerHandler ami_handler,</text:p>
      <text:p text:style-name="P25"><text:tab/><text:tab/>in string symbol);</text:p>
      <text:p text:style-name="P25">};</text:p>
      <text:p text:style-name="P26"/>
      <text:p text:style-name="P27"/>
      <text:p text:style-name="P21">// Async callback operation Declarations</text:p>
      <text:p text:style-name="P21">local interface AMI_StockManagerHandler {</text:p>
      <text:p text:style-name="P20"><text:span text:style-name="T24"><text:tab/></text:span><text:span text:style-name="T25"> void <text:tab/>get_stock_exchange_name(</text:span></text:p>
      <text:p text:style-name="P16"><text:tab/><text:tab/><text:tab/>in string ami_return_val);</text:p>
      <text:p text:style-name="P16"><text:tab/>void <text:tab/>get_stock_exchange_name<text:span text:style-name="T23">_</text:span>excep(</text:p>
      <text:p text:style-name="P17"><text:tab/><text:tab/><text:tab/>in CCM_AMI::ExceptionHolder excep_holder);</text:p>
      <text:p text:style-name="P18"><text:span text:style-name="T24"><text:tab/>void <text:tab/>set_stock_exchange_name</text:span><text:span text:style-name="T24">();</text:span></text:p>
      <text:p text:style-name="P18"><text:span text:style-name="T24"><text:tab/>void <text:tab/>set_stock_exchange_name</text:span><text:span text:style-name="T25">_</text:span><text:span text:style-name="T24">excep(</text:span></text:p>
      <text:p text:style-name="P19"><text:tab/><text:tab/><text:tab/>in CCM_AMI::ExceptionHolder excep_holder);</text:p>
      <text:p text:style-name="P18"><text:span text:style-name="T24"><text:tab/>void <text:tab/>add_stock</text:span><text:span text:style-name="T24">(</text:span></text:p>
      <text:p text:style-name="P19"><text:tab/><text:tab/><text:tab/>in boolean ami_return_val);</text:p>
      <text:p text:style-name="P18"><text:span text:style-name="T24"><text:tab/>void <text:tab/>add_stock_</text:span><text:span text:style-name="T24">excep(</text:span></text:p>
      <text:p text:style-name="P19"><text:tab/><text:tab/><text:tab/>in CCM_AMI::ExceptionHolder excep_holder);</text:p>
      <text:p text:style-name="P19"><text:tab/>void <text:tab/>edit_stock();</text:p>
      <text:p text:style-name="P18"><text:span text:style-name="T24"><text:tab/>void <text:tab/>edit_stock_</text:span><text:span text:style-name="T24">excep(</text:span></text:p>
      <text:p text:style-name="P19"><text:tab/><text:tab/><text:tab/>in CCM_AMI::ExceptionHolder excep_holder);</text:p>
      <text:p text:style-name="P19"><text:tab/>void <text:tab/>remove_stock(</text:p>
      <text:p text:style-name="P19"><text:tab/><text:tab/><text:tab/>in double quote);</text:p>
      <text:p text:style-name="P18"><text:span text:style-name="T24"><text:tab/>void <text:tab/>remove_stock_</text:span><text:span text:style-name="T24">excep(</text:span></text:p>
      <text:p text:style-name="P19"><text:tab/><text:tab/><text:tab/>in CCM_AMI::ExceptionHolder excep_holder);</text:p>
      <text:p text:style-name="P19"><text:tab/>void <text:tab/>find_closest_symbol(</text:p>
      <text:p text:style-name="P19"><text:tab/><text:tab/><text:tab/>in boolean ami_return_val,</text:p>
      <text:p text:style-name="P19"><text:tab/><text:tab/><text:tab/>in string symbol);</text:p>
      <text:p text:style-name="P18"><text:span text:style-name="T24"><text:tab/>void <text:tab/>find_closest_symbol_</text:span><text:span text:style-name="T24">excep(</text:span></text:p>
      <text:p text:style-name="P19"><text:tab/><text:tab/><text:tab/>in CCM_AMI::ExceptionHolder excep_holder);</text:p>
      <text:p text:style-name="P19"><text:tab/>void <text:tab/>get_quote(</text:p>
      <text:p text:style-name="P19"><text:tab/><text:tab/><text:tab/>in double ami_return_val);</text:p>
      <text:p text:style-name="P18"><text:span text:style-name="T24"><text:tab/>void <text:tab/>get_quote_</text:span><text:span text:style-name="T24">excep(</text:span></text:p>
      <text:p text:style-name="P19"><text:tab/><text:tab/><text:tab/>in CCM_AMI::ExceptionHolder excep_holder);</text:p>
      <text:p text:style-name="P19">};</text:p>
      <text:p text:style-name="P11">Implied-IDL for a client component</text:p>
      <text:p text:style-name="P12">The signature of the implied-IDL for a client component is as follows:</text:p>
      <text:list xml:id="list38332578" text:style-name="L7">
        <text:list-item>
          <text:p text:style-name="P43">The usual component declaration : <text:span text:style-name="T2">Component Client</text:span></text:p>
        </text:list-item>
      </text:list>
      <text:list xml:id="list38344312" text:style-name="L8">
        <text:list-item>
          <text:p text:style-name="P38">The client uses each declared asynchronous interface using the following declaration :</text:p>
        </text:list-item>
        <text:list-item>
          <text:p text:style-name="P49">uses AMI_&lt;ifaceName&gt; uses_asynch_&lt;ifaceName&gt;</text:p>
        </text:list-item>
      </text:list>
      <text:p text:style-name="P30">where ifaceName is the name of the interface.</text:p>
      <text:list xml:id="list38369102" text:continue-numbering="true" text:style-name="L8">
        <text:list-item>
          <text:p text:style-name="P38">The client should be able to use the synchronous interface. Therefore each interface should be declared as follows:</text:p>
        </text:list-item>
        <text:list-item>
          <text:p text:style-name="P49">uses &lt;ifaceName&gt; uses_synch_&lt;ifaceName&gt;</text:p>
        </text:list-item>
      </text:list>
      <text:p text:style-name="P30"><text:soft-page-break/>where ifaceName is the name of the interface.</text:p>
      <text:p text:style-name="P40">Example</text:p>
      <text:p text:style-name="P25">// Implied IDL for a client component</text:p>
      <text:p text:style-name="P23">component Client {</text:p>
      <text:p text:style-name="P23"><text:tab/>uses AMI_<text:span text:style-name="T14">StockManager </text:span>uses_asynch_<text:span text:style-name="T14">StockManager</text:span>;</text:p>
      <text:p text:style-name="P23"><text:tab/>uses <text:span text:style-name="T14">StockManager uses_synch_StockManager</text:span>;</text:p>
      <text:p text:style-name="P23">};</text:p>
      <text:p text:style-name="P11">Implied-IDL for an AMI component</text:p>
      <text:p text:style-name="P12">The signature of the implied-IDL for an AMI component is as follows:</text:p>
      <text:list xml:id="list38374988" text:continue-numbering="true" text:style-name="L8">
        <text:list-item>
          <text:p text:style-name="P38">For each interface, the following declaration must be inserted in order to provide the asynchronous interface to a client : </text:p>
        </text:list-item>
        <text:list-item>
          <text:p text:style-name="P49">provides AMI_&lt;ifaceName&gt; prov_asynch_&lt;ifaceName&gt;</text:p>
        </text:list-item>
      </text:list>
      <text:p text:style-name="P30">where ifaceName is the name of the interface.</text:p>
      <text:list xml:id="list38384052" text:continue-numbering="true" text:style-name="L8">
        <text:list-item>
          <text:p text:style-name="P38">For each interface, the following declaration should be inserted to perform synchronous requests on the server component:</text:p>
        </text:list-item>
        <text:list-item>
          <text:p text:style-name="P49">uses &lt;ifaceName&gt; uses_synch_&lt;ifaceName&gt;</text:p>
        </text:list-item>
      </text:list>
      <text:p text:style-name="P30">where ifaceName is the name of the interface.</text:p>
      <text:p text:style-name="P40">Example</text:p>
      <text:p text:style-name="P25">// Implied IDL for an AMI component</text:p>
      <text:p text:style-name="P23">component AMI {</text:p>
      <text:p text:style-name="P23"><text:tab/>provides AMI_<text:span text:style-name="T14">StockManager </text:span>prov_asynch_<text:span text:style-name="T14">StockManager</text:span>;</text:p>
      <text:p text:style-name="P23"><text:tab/>uses <text:span text:style-name="T14">StockManager uses_synch_StockManager</text:span>;</text:p>
      <text:p text:style-name="P23">};</text:p>
      <text:p text:style-name="P23"/>
      <text:p text:style-name="P23"/>
      <text:p text:style-name="P11">Implied-IDL for a server component</text:p>
      <text:p text:style-name="P12">The signature of the implied-IDL for a server component is as follows:</text:p>
      <text:list xml:id="list38369672" text:continue-numbering="true" text:style-name="L8">
        <text:list-item>
          <text:p text:style-name="P38">For each interface, the server component just provides the interface. The server doesn't know whether the AMI component or the client component is used : </text:p>
        </text:list-item>
        <text:list-item>
          <text:p text:style-name="P49">provides &lt;ifaceName&gt; prov_synch_&lt;ifaceName&gt;</text:p>
        </text:list-item>
      </text:list>
      <text:p text:style-name="P30">where ifaceName is the name of the interface.</text:p>
      <text:p text:style-name="P14">Example</text:p>
      <text:p text:style-name="P25">// Implied IDL for a Server component</text:p>
      <text:p text:style-name="P23">component Server {</text:p>
      <text:p text:style-name="P23"><text:soft-page-break/><text:tab/>provides <text:span text:style-name="T14">StockManager prov_synch_StockManager</text:span>;</text:p>
      <text:p text:style-name="P23">};</text:p>
      <text:p text:style-name="P23"/>
      <text:p text:style-name="P11">Implied-IDL3+ </text:p>
      <text:p text:style-name="P26"/>
      <text:p text:style-name="P26">Once ready, IDL3+ (see xxx) should be used to describe the interface between the client and AMI component. </text:p>
      <text:p text:style-name="P26">First, a “<text:span text:style-name="T2">porttype” </text:span>should be defined, named <text:span text:style-name="T2">“AMI_&lt;ifName&gt;Port”</text:span>, where ifaceName is the name of the interface. This porttype should have one “uses” declaration and one “provides” declaration. </text:p>
      <text:p text:style-name="P26">The signature of these declarations are the same as described before.</text:p>
      <text:p text:style-name="P14">Example</text:p>
      <text:p text:style-name="P25">// Implied IDL for a porttype declaration </text:p>
      <text:p text:style-name="P23">porttype AMI_StockManagerPort {</text:p>
      <text:p text:style-name="P23"><text:tab/>uses AMI_<text:span text:style-name="T14">StockManager uses_asynch_StockManager</text:span>;</text:p>
      <text:p text:style-name="P23"><text:tab/>provides AMI_<text:span text:style-name="T14">StockManagerHandler prov_handler_StockManager</text:span>;</text:p>
      <text:p text:style-name="P23">};</text:p>
      <text:p text:style-name="P26"/>
      <text:p text:style-name="P26">The client component and AMI component should use this <text:span text:style-name="T2">porttype</text:span>, using the <text:span text:style-name="T2">“port”</text:span> and <text:span text:style-name="T2">“mirrorport”</text:span> key words. These ports should be declared as follows:</text:p>
      <text:list xml:id="list38338488" text:style-name="L9">
        <text:list-item>
          <text:p text:style-name="P51"><text:span text:style-name="T11">The client component should have a </text:span><text:span text:style-name="T10">port</text:span><text:span text:style-name="T11"> declaration. The name of this port is prefixed with </text:span><text:span text:style-name="T10">“port_asynch_”</text:span><text:span text:style-name="T11"> followed by </text:span><text:span text:style-name="T10">&lt;ifaceName&gt;</text:span><text:span text:style-name="T11">, where ifaceName is the name of the interface.</text:span></text:p>
        </text:list-item>
        <text:list-item>
          <text:p text:style-name="P51"><text:span text:style-name="T11">The AMI component should have a </text:span><text:span text:style-name="T10">mirrorport</text:span><text:span text:style-name="T11"> declaration. The name of this mirrorport is prefixed with </text:span><text:span text:style-name="T10">“mport_asynch_”</text:span><text:span text:style-name="T11">, followed by </text:span><text:span text:style-name="T10">&lt;ifaceName&gt;</text:span><text:span text:style-name="T11">, where ifaceName is the name of the interface.</text:span></text:p>
        </text:list-item>
      </text:list>
      <text:p text:style-name="P14">Example</text:p>
      <text:p text:style-name="P25">// Implied IDL3+ for a client component <text:s/></text:p>
      <text:p text:style-name="P23">component Client {</text:p>
      <text:p text:style-name="P23"><text:tab/>port AMI_StockManagerPort <text:span text:style-name="T14">port_asynch_StockManager;</text:span></text:p>
      <text:p text:style-name="P23"><text:tab/>uses <text:span text:style-name="T14">StockManager uses_synch_StockManager</text:span>;</text:p>
      <text:p text:style-name="P23">};</text:p>
      <text:p text:style-name="P26"/>
      <text:p text:style-name="P25">// Implied IDL3+ for an AMI component <text:s/></text:p>
      <text:p text:style-name="P23">component AMI {</text:p>
      <text:p text:style-name="P23"><text:tab/>mirrorport AMI_StockManagerPort m<text:span text:style-name="T14">port_asynch_StockManager;</text:span></text:p>
      <text:p text:style-name="P23"><text:tab/>uses <text:span text:style-name="T14">StockManager uses_synch_StockManager</text:span>;</text:p>
      <text:p text:style-name="P23">};</text:p>
      <text:p text:style-name="P26"/>
      <text:h text:style-name="P53" text:outline-level="2">Connector Usage Example: AMI_Callback</text:h>
      <text:p text:style-name="paragraph">The following example shows a connector of type "AMI callback", which performs an asynchronous method invocation with a callback on a <text:span text:style-name="keyword">MyFoo</text:span> interface. <text:s/>It introduces the use of <text:s/>a connector. This example consists of a Sender and Receiver component with an AMI component in between. The Receiver component provides the interface <text:span text:style-name="keyword">MyFoo</text:span> as follows:</text:p>
      <text:p text:style-name="P1"/>
      <text:p text:style-name="P2">interface MyFoo </text:p>
      <text:p text:style-name="P2">{</text:p>
      <text:p text:style-name="P2"><text:tab/>long foo (in string in_str, out string answer) raises (InternalError);</text:p>
      <text:p text:style-name="P2"/>
      <text:p text:style-name="P2"><text:tab/>attribute short rw_attrib;</text:p>
      <text:p text:style-name="P2"><text:tab/>readonly attribute short ro_attrib;</text:p>
      <text:p text:style-name="P2">};</text:p>
      <text:p text:style-name="Légende"><text:bookmark-start text:name="_Ref212977492"/><text:bookmark-start text:name="_Ref212977499"/>Example <text:sequence text:ref-name="refExample0" text:name="Example" text:formula="ooow:Example+1" style:num-format="1">1</text:sequence><text:bookmark-end text:name="_Ref212977499"/>: MyFoo Interface Declaration<text:bookmark-end text:name="_Ref212977492"/></text:p>
      <text:p text:style-name="paragraph">As mentioned, AMI in CCM is a connector. This component is placed between the Sender (client) and the Receiver (server) components (see figure below).</text:p>
      <text:p text:style-name="paragraph"><draw:g text:anchor-type="paragraph" draw:z-index="1" draw:style-name="gr2"><draw:rect draw:style-name="gr3" draw:text-style-name="P56" svg:width="3.44cm" svg:height="3.149cm" svg:x="2.074cm" svg:y="0.666cm"><text:p text:style-name="P56">Sender </text:p><text:p text:style-name="P56">('client' component)</text:p></draw:rect><draw:rect draw:style-name="gr4" draw:text-style-name="P56" svg:width="4.313cm" svg:height="3.149cm" svg:x="7.122cm" svg:y="0.666cm"><text:p text:style-name="P56">AMI</text:p><text:p text:style-name="P56">(AMI-component)</text:p></draw:rect><draw:rect draw:style-name="gr3" draw:text-style-name="P56" svg:width="3.44cm" svg:height="3.149cm" svg:x="13.451cm" svg:y="0.661cm"><text:p text:style-name="P56">Receiver </text:p><text:p text:style-name="P56">('server' component)</text:p></draw:rect><draw:g draw:style-name="gr5"><draw:g draw:style-name="gr5"><draw:custom-shape draw:style-name="gr6" svg:width="0.588cm" svg:height="0.615cm" draw:transform="rotate (1.5707963267946) translate (6.03602777777778cm 2.12548611111111cm)"><text:p/><draw:enhanced-geometry svg:viewBox="0 0 21600 21600"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7" draw:text-style-name="P56" svg:width="0.239cm" svg:height="0.219cm" svg:x="6.329cm" svg:y="1.732cm"><text:p/></draw:ellipse></draw:g><draw:g draw:style-name="gr5"><draw:custom-shape draw:style-name="gr6" svg:width="0.588cm" svg:height="0.615cm" draw:transform="rotate (-1.57079632679579) translate (6.64986111111111cm 2.32304166666667cm)"><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7" draw:text-style-name="P56" svg:width="-0.239cm" svg:height="-0.219cm" svg:x="6.361cm" svg:y="2.72cm"><text:p/></draw:ellipse></draw:g><draw:line draw:style-name="gr8" draw:text-style-name="P56" svg:x1="6.083cm" svg:y1="1.832cm" svg:x2="5.801cm" svg:y2="1.83cm"><text:p/></draw:line><draw:line draw:style-name="gr8" draw:text-style-name="P56" svg:x1="5.801cm" svg:y1="1.83cm" svg:x2="5.801cm" svg:y2="2.626cm"><text:p/></draw:line><draw:line draw:style-name="gr8" draw:text-style-name="P56" svg:x1="6.237cm" svg:y1="2.628cm" svg:x2="5.801cm" svg:y2="2.628cm"><text:p/></draw:line><draw:line draw:style-name="gr8" draw:text-style-name="P56" svg:x1="6.567cm" svg:y1="1.827cm" svg:x2="6.885cm" svg:y2="1.827cm"><text:p/></draw:line><draw:line draw:style-name="gr8" draw:text-style-name="P56" svg:x1="6.653cm" svg:y1="2.628cm" svg:x2="6.884cm" svg:y2="2.628cm"><text:p/></draw:line><draw:line draw:style-name="gr8" draw:text-style-name="P56" svg:x1="6.884cm" svg:y1="1.827cm" svg:x2="6.884cm" svg:y2="2.628cm"><text:p/></draw:line></draw:g><draw:line draw:style-name="gr8" draw:text-style-name="P56" svg:x1="5.802cm" svg:y1="2.189cm" svg:x2="5.514cm" svg:y2="2.189cm"><text:p/></draw:line><draw:line draw:style-name="gr8" draw:text-style-name="P56" svg:x1="6.884cm" svg:y1="2.21cm" svg:x2="7.122cm" svg:y2="2.21cm"><text:p/></draw:line><draw:g draw:style-name="gr5"><draw:custom-shape draw:style-name="gr6" svg:width="0.588cm" svg:height="0.615cm" draw:transform="rotate (1.5707963267946) translate (12.2449166666667cm 2.40241666666667cm)"><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9" draw:text-style-name="P56" svg:width="0.239cm" svg:height="0.219cm" svg:x="12.537cm" svg:y="2.009cm"><text:p text:style-name="P56">v</text:p></draw:ellipse></draw:g><draw:line draw:style-name="gr8" draw:text-style-name="P56" svg:x1="12.245cm" svg:y1="2.125cm" svg:x2="11.435cm" svg:y2="2.125cm"><text:p/></draw:line><draw:line draw:style-name="gr8" draw:text-style-name="P56" svg:x1="12.705cm" svg:y1="2.159cm" svg:x2="13.451cm" svg:y2="2.159cm"><text:p/></draw:line><draw:frame draw:style-name="gr10" svg:width="1.248cm" svg:height="0.532cm" svg:x="11.865cm" svg:y="2.458cm"><draw:text-box><text:p>MyFoo</text:p></draw:text-box></draw:frame><draw:frame draw:style-name="gr11" draw:text-style-name="P57" svg:width="2.091cm" svg:height="0.426cm" svg:x="6.463cm" svg:y="1.04cm"><draw:text-box><text:p><text:span text:style-name="T31">AMI_MyF</text:span><text:span text:style-name="T31">oo</text:span></text:p></draw:text-box></draw:frame><draw:frame draw:style-name="gr12" draw:text-style-name="P57" svg:width="3.407cm" svg:height="0.426cm" svg:x="3.379cm" svg:y="2.995cm"><draw:text-box><text:p><text:span text:style-name="T31">AMI_MyF</text:span><text:span text:style-name="T31">oo_callbac</text:span><text:span text:style-name="T31">k</text:span></text:p></draw:text-box></draw:frame><draw:g draw:style-name="gr5"><draw:custom-shape draw:style-name="gr6" svg:width="0.588cm" svg:height="0.615cm" draw:transform="rotate (1.5707963267946) translate (9.017cm 4.88068055555556cm)"><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9" draw:text-style-name="P56" svg:width="0.239cm" svg:height="0.219cm" svg:x="9.309cm" svg:y="4.487cm"><text:p text:style-name="P56">v</text:p></draw:ellipse></draw:g><draw:line draw:style-name="gr8" draw:text-style-name="P56" svg:x1="3.759cm" svg:y1="3.815cm" svg:x2="3.759cm" svg:y2="4.579cm"><text:p/></draw:line><draw:line draw:style-name="gr8" draw:text-style-name="P56" svg:x1="9.017cm" svg:y1="4.579cm" svg:x2="3.759cm" svg:y2="4.579cm"><text:p/></draw:line><draw:line draw:style-name="gr8" draw:text-style-name="P56" svg:x1="9.421cm" svg:y1="4.616cm" svg:x2="15.374cm" svg:y2="4.616cm"><text:p/></draw:line><draw:line draw:style-name="gr8" draw:text-style-name="P56" svg:x1="15.374cm" svg:y1="4.62cm" svg:x2="15.374cm" svg:y2="3.81cm"><text:p/></draw:line><draw:frame draw:style-name="gr13" svg:width="2.691cm" svg:height="0.532cm" svg:x="9.537cm" svg:y="4.831cm"><draw:text-box><text:p>Synchronous </text:p></draw:text-box></draw:frame></draw:g></text:p>
      <text:p text:style-name="paragraph"/>
      <text:p text:style-name="paragraph"/>
      <text:p text:style-name="paragraph"/>
      <text:p text:style-name="paragraph"/>
      <text:p text:style-name="paragraph"/>
      <text:p text:style-name="Légende">Figure <text:sequence text:ref-name="refFigure0" text:name="Figure" text:formula="ooow:Figure+1" style:num-format="1">1</text:sequence> : AMICallback Example</text:p>
      <text:p text:style-name="paragraph">As said before, the IDL interface needs to be extended for handling asynchronous invocations. A new (implied) interface (<text:span text:style-name="keyword"><text:span text:style-name="T3">AMI_MyFoo</text:span></text:span>) is created. For each existing method with in- and/or out-parameters or return values in <text:span text:style-name="keyword"><text:span text:style-name="T3">MyFoo</text:span></text:span>, a new void method with the prefix <text:span text:style-name="keyword">sendc_</text:span> is added to the implied <text:span text:style-name="keyword"><text:span text:style-name="T3">AMI_MyFoo </text:span></text:span><text:span text:style-name="keyword">interface. </text:span>The out-parameters are not used in these methods. <text:s/></text:p>
      <text:p text:style-name="P8">Attributes</text:p>
      <text:p text:style-name="P5"/>
      <text:p text:style-name="P5">The signature of the implied-IDL for the callback model getter and setter operations</text:p>
      <text:p text:style-name="P6">corresponding to an interface’s attribute is as follows.</text:p>
      <text:list xml:id="list38326777" text:style-name="L10">
        <text:list-item>
          <text:p text:style-name="P31">Setter operations are only generated for attributes that are not defined readonly</text:p>
        </text:list-item>
        <text:list-item>
          <text:p text:style-name="P31">void return type, followed by the operation name, which to distinguish between the</text:p>
        </text:list-item>
        <text:list-item>
          <text:p text:style-name="P31">getter and setter operations for the attribute is given by either:</text:p>
          <text:list>
            <text:list-item>
              <text:list>
                <text:list-item>
                  <text:p text:style-name="P31"><text:span text:style-name="T1">sendc_get_&lt;attributeName&gt;</text:span><text:span text:style-name="T21"> </text:span><text:s/>for reading the attribute value, where</text:p>
                </text:list-item>
              </text:list>
            </text:list-item>
          </text:list>
        </text:list-item>
      </text:list>
      <text:p text:style-name="P7">attributeName is the name of the attribute, or</text:p>
      <text:list xml:id="list38373978" text:continue-numbering="true" text:style-name="L10">
        <text:list-item>
          <text:list>
            <text:list-item>
              <text:list>
                <text:list-item>
                  <text:p text:style-name="P32"><text:soft-page-break/><text:span text:style-name="T1">sendc_set_&lt;attributeName&gt; </text:span><text:span text:style-name="T20"><text:s/>for setting the attribute value, where </text:span><text:span text:style-name="T20">attributeName is the <text:tab/>name of the attribute that is not defined readonly.</text:span></text:p>
                </text:list-item>
              </text:list>
            </text:list-item>
          </text:list>
        </text:list-item>
      </text:list>
      <text:p text:style-name="P15">The AMI component should provide and the Sender component should use this <text:span text:style-name="keyword"><text:span text:style-name="T3">AMI_MyFoo</text:span></text:span> interface.</text:p>
      <text:p text:style-name="paragraph">Besides an <text:span text:style-name="keyword">AMI_MyFoo</text:span><text:span text:style-name="keyword"><text:span text:style-name="T4"> </text:span></text:span><text:span text:style-name="keyword"><text:span text:style-name="T5">interface the (implied) callback interfaces should be created. The Sender component should provide and the AMI component should use this callback interface. The callback interface should be named, using </text:span></text:span><text:span text:style-name="keyword"><text:span text:style-name="T7">AMI_</text:span></text:span><text:span text:style-name="keyword"><text:span text:style-name="T5"> as prefix and </text:span></text:span><text:span text:style-name="keyword"><text:span text:style-name="T7">Handler</text:span></text:span><text:span text:style-name="keyword"><text:span text:style-name="T5"> as postfix. In this example </text:span></text:span><text:span text:style-name="keyword"><text:span text:style-name="T18">AMI_MyFooHandler</text:span></text:span><text:span text:style-name="keyword"><text:span text:style-name="T5">. In this interface all prefixed sendc_ methods should be listed twice; once without a postfix and once with '_</text:span></text:span><text:span text:style-name="keyword"><text:span text:style-name="T19">excep</text:span></text:span><text:span text:style-name="keyword"><text:span text:style-name="T5">'. The callback_handler handles the callback calls. The signature of this method is to pass the return value of the foo method as a first parameter, followed by the out parameters of this method.</text:span></text:span></text:p>
      <text:p text:style-name="paragraph"><text:span text:style-name="keyword"><text:span text:style-name="T5">The callback_exception is called when the Receiver component caught an exception while executing foo. </text:span></text:span></text:p>
      <text:p text:style-name="paragraph"><text:span text:style-name="keyword"><text:span text:style-name="T5">The Receiver component (server) just provides the original interface (</text:span></text:span><text:span text:style-name="keyword"><text:span text:style-name="T18">MyFoo</text:span></text:span><text:span text:style-name="keyword"><text:span text:style-name="T5">); The AMI component uses this interface.</text:span></text:span></text:p>
      <text:p text:style-name="paragraph">The needed interfaces are defined as follows:</text:p>
      <text:p text:style-name="P2">// -- resulting (implied) interfaces </text:p>
      <text:p text:style-name="P2">//</text:p>
      <text:p text:style-name="P2"/>
      <text:p text:style-name="P2">// Implied callback interface from AMI-component to calling component</text:p>
      <text:p text:style-name="P2">interface AMI_MyFooHandler</text:p>
      <text:p text:style-name="P2">{</text:p>
      <text:p text:style-name="P2"><text:tab/>void foo (in long ami_return_val, in string answer);</text:p>
      <text:p text:style-name="P2"><text:s text:c="6"/>void foo_excep (in <text:span text:style-name="T29">CCM_AMI</text:span>::ExceptionHolder exception_holder);</text:p>
      <text:p text:style-name="P2"/>
      <text:p text:style-name="P2"><text:tab/>void get_rw_attrib (in short ami_return_val);</text:p>
      <text:p text:style-name="P2"><text:tab/>void get_rw_attrib_excep (in <text:span text:style-name="T29">CCM_AMI</text:span>::ExceptionHolder exception_holder);</text:p>
      <text:p text:style-name="P2"><text:tab/></text:p>
      <text:p text:style-name="P2"><text:tab/><text:span text:style-name="T22">void set_rw_attrib ();</text:span></text:p>
      <text:p text:style-name="P2"><text:span text:style-name="T22"><text:tab/></text:span>void set_rw_attrib_excep (in <text:span text:style-name="T29">CCM_AMI</text:span>::ExceptionHolder exception_holder);</text:p>
      <text:p text:style-name="P2"><text:tab/></text:p>
      <text:p text:style-name="P2"><text:tab/>void get_ro_attrib (in short ami_return_val);</text:p>
      <text:p text:style-name="P2"><text:tab/>void get_ro_attrib_excep (in <text:span text:style-name="T29">CCM_AMI</text:span>::ExceptionHolder exception_holder);</text:p>
      <text:p text:style-name="P2">};</text:p>
      <text:p text:style-name="P2"/>
      <text:p text:style-name="P2">// Implied AMI component interface. Calling component calls AMI-component and </text:p>
      <text:p text:style-name="P2">// AMI-component calls the receiving component using the MyFoo interface.</text:p>
      <text:p text:style-name="P2">interface AMI_MyFoo</text:p>
      <text:p text:style-name="P2">{</text:p>
      <text:p text:style-name="P2"><text:tab/>void sendc_foo (in AMI_MyFoo_callback ami_handler, in string in_str);</text:p>
      <text:p text:style-name="P2"><text:tab/>void sendc_get_rw_attrib (in AMI_MyFooHandler ami_handler);</text:p>
      <text:p text:style-name="P2"><text:tab/>void sendc_set_rw_attrib (in AMI_MyFooHandler ami_handler, in short rw_attrib);</text:p>
      <text:p text:style-name="P2"><text:tab/>void sendc_get_ro_attrib (in AMI_MyFooHandler ami_handler);</text:p>
      <text:p text:style-name="P2">};</text:p>
      <text:p text:style-name="Légende">Example <text:sequence text:ref-name="refExample1" text:name="Example" text:formula="ooow:Example+1" style:num-format="1">2</text:sequence>: Implied interfaces</text:p>
      <text:p text:style-name="paragraph">To use AMI, an AMI component is needed, implementing the previous (implied) methods (see Example 2).</text:p>
      <text:p text:style-name="paragraph">Each time an asynchronous call is invoked, a reply handler should be passed. The reply handler should be created on the Sender side and should be passed to the AMI component <text:s/>component Sender (as the first parameter of the sendc function). The AMI component uses this reply handler to call the Sender when the answer is received. It's up to the user whether <text:soft-page-break/>to create one “global” reply handler or one reply handler per request. </text:p>
      <text:p text:style-name="paragraph">When nil is passed as reply handler, the AMI component treats that request as a oneway method. None of the provided callback methods are invoked.</text:p>
      <text:p text:style-name="paragraph"/>
      <text:p text:style-name="P3">// SENDER COMPONENT</text:p>
      <text:p text:style-name="code">module CCM_AMI</text:p>
      <text:p text:style-name="code">{</text:p>
      <text:p text:style-name="code"><text:s text:c="2"/>component Sender</text:p>
      <text:p text:style-name="code"><text:s text:c="2"/>{</text:p>
      <text:p text:style-name="code"><text:s text:c="4"/>// for asynch invocation.</text:p>
      <text:p text:style-name="code"><text:s text:c="4"/>uses CCM_AMI::AMI_MyFoo uses_asynch_MyFoo;</text:p>
      <text:p text:style-name="code"/>
      <text:p text:style-name="code"><text:s text:c="4"/>// for synchronous invocation</text:p>
      <text:p text:style-name="code"><text:s text:c="4"/>uses MyFoo uses_synch_MyFoo;</text:p>
      <text:p text:style-name="code"><text:s text:c="2"/>};</text:p>
      <text:p text:style-name="code">};</text:p>
      <text:p text:style-name="code"/>
      <text:p text:style-name="P3">// AMI COMPONENT</text:p>
      <text:p text:style-name="code">module CCM_AMI</text:p>
      <text:p text:style-name="code">{</text:p>
      <text:p text:style-name="code"><text:s text:c="2"/>component AMI</text:p>
      <text:p text:style-name="code"><text:s text:c="2"/>{</text:p>
      <text:p text:style-name="code"><text:s text:c="4"/>//provides the interface for Sender</text:p>
      <text:p text:style-name="code"><text:s text:c="4"/>provides CCM_AMI::AMI_MyFoo prov_asynch_MyFoo;</text:p>
      <text:p text:style-name="code"/>
      <text:p text:style-name="code"><text:s text:c="4"/>//uses the interface of the Receiver ('server')</text:p>
      <text:p text:style-name="code"><text:s text:c="4"/>uses MyFoo uses_synch_MyFoo;</text:p>
      <text:p text:style-name="code"><text:s text:c="2"/>};</text:p>
      <text:p text:style-name="code">};</text:p>
      <text:p text:style-name="code"/>
      <text:p text:style-name="P3">//RECEIVER COMPONENT</text:p>
      <text:p text:style-name="code">module CCM_AMI</text:p>
      <text:p text:style-name="code">{</text:p>
      <text:p text:style-name="code"><text:s text:c="2"/>component Receiver</text:p>
      <text:p text:style-name="code"><text:s text:c="2"/>{</text:p>
      <text:p text:style-name="code"><text:s text:c="4"/>//provides </text:p>
      <text:p text:style-name="code"><text:s text:c="4"/>provides MyFoo prov_synch_MyFoo;</text:p>
      <text:p text:style-name="code"><text:s text:c="2"/>};</text:p>
      <text:p text:style-name="code">};</text:p>
      <text:p text:style-name="Légende"><text:bookmark-start text:name="_Ref2129774991111"/>Example <text:sequence text:ref-name="refExample2" text:name="Example" text:formula="ooow:Example+1" style:num-format="1">3</text:sequence><text:bookmark-end text:name="_Ref2129774991111"/>: Implied IDL, describing the components</text:p>
      <text:p text:style-name="paragraph"/>
      <text:p text:style-name="P4">IDL3+</text:p>
      <text:p text:style-name="P9">Using IDL3+, the component description could look like this:</text:p>
      <text:p text:style-name="P3">//BASE DEFINITIONS</text:p>
      <text:p text:style-name="code">porttype AMI_MyFooPort</text:p>
      <text:p text:style-name="code">{</text:p>
      <text:p text:style-name="code"><text:tab/>uses <text:s text:c="4"/>CCM_AMI::AMI_MyFoo uses_asynch_MyFoo;</text:p>
      <text:p text:style-name="code"><text:tab/>provides CCM_AMI::AMI_MyFooHandler prov_handler_MyFoo;</text:p>
      <text:p text:style-name="code">};</text:p>
      <text:p text:style-name="code"/>
      <text:p text:style-name="P3">//SENDER COMPONENT</text:p>
      <text:p text:style-name="code">module Hello_AMI</text:p>
      <text:p text:style-name="code">{</text:p>
      <text:p text:style-name="code"><text:tab/>component Sender</text:p>
      <text:p text:style-name="code"><text:s text:c="2"/><text:tab/>{</text:p>
      <text:p text:style-name="code"><text:tab/><text:tab/>port AMI_MyFooPort port_asynch_MyFoo;</text:p>
      <text:p text:style-name="code"><text:tab/><text:tab/>uses CCM_AMI::MyFoo uses_synch_MyFoo;</text:p>
      <text:p text:style-name="code"><text:s text:c="2"/><text:tab/>};</text:p>
      <text:p text:style-name="code">};</text:p>
      <text:p text:style-name="code"/>
      <text:p text:style-name="P3">// AMI COMPONENT</text:p>
      <text:p text:style-name="code">module Hello_AMI</text:p>
      <text:p text:style-name="code">{</text:p>
      <text:p text:style-name="code"><text:tab/>component AMI</text:p>
      <text:p text:style-name="code"><text:tab/>{</text:p>
      <text:p text:style-name="code"><text:tab/><text:tab/>mirrorport AMI_MyFooPort mport_asynch_MyFoo;</text:p>
      <text:p text:style-name="code"><text:tab/><text:tab/>uses CCM_AMI::MyFoo run_my_foo;</text:p>
      <text:p text:style-name="code"><text:tab/>};</text:p>
      <text:p text:style-name="code">};</text:p>
      <text:p text:style-name="code"/>
      <text:p text:style-name="P3">//RECEIVER COMPONENT</text:p>
      <text:p text:style-name="code">The receiver component IDL doesn't need IDL3+.</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Courier New" svg:font-family="'Courier New'" style:font-family-generic="modern"/>
    <style:font-face style:name="Arial Black" svg:font-family="'Arial Black'" style:font-family-generic="roman"/>
    <style:font-face style:name="GOPOPA+TimesNewRoman" svg:font-family="GOPOPA+TimesNewRoman" style:font-family-generic="roman"/>
    <style:font-face style:name="GOPPGC+Arial,Bold" svg:font-family="'GOPPGC+Arial,Bold'" style:font-family-generic="swiss"/>
    <style:font-face style:name="Arial2" svg:font-family="Arial"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graph" style:family="paragraph" style:parent-style-name="Standard">
      <style:paragraph-properties fo:margin-left="2cm" fo:margin-right="0cm" fo:margin-top="0.423cm" fo:margin-bottom="0cm" fo:text-indent="0cm" style:auto-text-indent="false"/>
      <style:text-properties fo:language="en" fo:country="US"/>
    </style:style>
    <style:style style:name="Heading_20_6" style:display-name="Heading 6" style:family="paragraph" style:parent-style-name="Standard" style:next-style-name="paragraph" style:class="text">
      <style:paragraph-properties fo:margin-left="2cm" fo:margin-right="0cm" fo:margin-top="0.635cm" fo:margin-bottom="0cm" fo:text-indent="0cm" style:auto-text-indent="false" fo:keep-with-next="always"/>
      <style:text-properties fo:font-style="italic" style:font-style-asian="italic"/>
    </style:style>
    <style:style style:name="Heading_20_1" style:display-name="Heading 1" style:family="paragraph" style:parent-style-name="Standard" style:next-style-name="paragraph" style:default-outline-level="1" style:class="text">
      <style:paragraph-properties fo:margin-top="2.54cm" fo:margin-bottom="0.494cm" fo:break-before="page" fo:padding-left="0cm" fo:padding-right="0cm" fo:padding-top="0cm" fo:padding-bottom="0.035cm" fo:border-left="none" fo:border-right="none" fo:border-top="none" fo:border-bottom="0.018cm solid #000000" fo:keep-with-next="always">
        <style:tab-stops>
          <style:tab-stop style:position="5.001cm"/>
          <style:tab-stop style:position="16.002cm" style:type="right"/>
        </style:tab-stops>
      </style:paragraph-properties>
      <style:text-properties fo:font-size="20pt" fo:language="en" fo:country="US" fo:font-style="italic" fo:font-weight="bold" style:letter-kerning="true" style:font-size-asian="20pt" style:font-style-asian="italic" style:font-weight-asian="bold"/>
    </style:style>
    <style:style style:name="Heading_20_2" style:display-name="Heading 2" style:family="paragraph" style:parent-style-name="Standard" style:next-style-name="paragraph" style:default-outline-level="2" style:class="text">
      <style:paragraph-properties fo:margin-left="2.002cm" fo:margin-right="0cm" fo:margin-top="1.27cm" fo:margin-bottom="0cm" fo:text-indent="-1.501cm" style:auto-text-indent="false" fo:keep-with-next="always">
        <style:tab-stops>
          <style:tab-stop style:position="2cm"/>
        </style:tab-stops>
      </style:paragraph-properties>
      <style:text-properties fo:font-size="20pt" fo:language="en" fo:country="US" fo:font-style="italic" fo:font-weight="bold" style:font-size-asian="20pt" style:font-style-asian="italic" style:font-weight-asian="bold"/>
    </style:style>
    <style:style style:name="code" style:family="paragraph" style:parent-style-name="Standard">
      <style:paragraph-properties fo:margin-left="2cm" fo:margin-right="0cm" fo:text-align="start" style:justify-single-word="false" fo:orphans="0" fo:widows="0" fo:text-indent="0cm" style:auto-text-indent="false" fo:background-color="#e6e6e6"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background-image/>
      </style:paragraph-properties>
      <style:text-properties style:font-name="Courier New" fo:font-size="8pt" fo:language="zxx" fo:country="none" style:font-size-asian="8pt" style:language-asian="zxx" style:country-asian="none"/>
    </style:style>
    <style:style style:name="compact_20_paragraph" style:display-name="compact paragraph" style:family="paragraph" style:parent-style-name="paragraph">
      <style:paragraph-properties fo:margin-top="0.212cm" fo:margin-bottom="0cm"/>
    </style:style>
    <style:style style:name="Légende" style:family="paragraph" style:parent-style-name="compact_20_paragraph" style:next-style-name="paragraph">
      <style:paragraph-properties fo:margin-top="0.212cm" fo:margin-bottom="0.212cm" fo:text-align="center" style:justify-single-word="false"/>
      <style:text-properties fo:font-size="11pt" fo:font-weight="bold" style:font-size-asian="11pt"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keyword" style:family="text" style:parent-style-name="Police_20_par_20_défaut">
      <style:text-properties style:font-name="Arial Narrow" fo:font-size="11pt" fo:language="zxx" fo:country="none" fo:font-weight="bold" style:font-size-asian="11pt" style:language-asian="zxx" style:country-asian="none"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175cm"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985cm"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text:list-tab-stop-position="10.255cm"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25cm"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95cm"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31T09:07:59</meta:creation-date>
    <dc:date>2009-12-28T18:27:28.24</dc:date>
    <meta:editing-duration>PT10H49M17S</meta:editing-duration>
    <meta:editing-cycles>46</meta:editing-cycles>
    <meta:generator>OpenOffice.org/3.1$Win32 OpenOffice.org_project/310m19$Build-9420</meta:generator>
    <dc:creator>Johnny Willemsen</dc:creator>
    <meta:document-statistic meta:table-count="0" meta:image-count="0" meta:object-count="0" meta:page-count="12" meta:paragraph-count="304" meta:word-count="2362" meta:character-count="17005"/>
    <meta:user-defined meta:name="Info 1"/>
    <meta:user-defined meta:name="Info 2"/>
    <meta:user-defined meta:name="Info 3"/>
    <meta:user-defined meta:name="Info 4"/>
  </office:meta>
</office:document-meta>
</file>